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é publique</text:p>
      <text:p text:style-name="Standard"/>
      <text:p text:style-name="Standard">ssh-ed25519 AAAAC3NzaC1lZDI1NTE5AAAAIOxiCHXGPIMUnXeoeOl/MFupZ3dDj900twjPMTtFNgM0 <text:a xlink:type="simple" xlink:href="mailto:peyragayannick@gmail.com" text:style-name="Internet_20_link" text:visited-style-name="Visited_20_Internet_20_Link">peyragayannick@gmail.com</text:a></text:p>
      <text:p text:style-name="Standard"/>
      <text:p text:style-name="Standard"/>
      <text:p text:style-name="Standard">Adresse</text:p>
      <text:p text:style-name="Standard">https://github.com/Yan314/eval/pull/new/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29T13:52:03.80</meta:creation-date>
    <dc:date>2022-08-29T14:02:58.05</dc:date>
    <meta:editing-duration>PT1M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1" meta:paragraph-count="4" meta:word-count="7" meta:character-count="170"/>
  </office:meta>
</office:document-meta>
</file>